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2.598cm" fo:margin-left="0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8" style:family="table">
      <style:table-properties style:width="2.598cm" fo:margin-left="0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9" style:family="table">
      <style:table-properties style:width="1.196cm" fo:margin-left="0cm" table:align="left"/>
    </style:style>
    <style:style style:name="Table9.A" style:family="table-column">
      <style:table-column-properties style:column-width="1.196cm"/>
    </style:style>
    <style:style style:name="Table9.A1" style:family="table-cell">
      <style:table-cell-properties fo:padding="0.097cm" fo:border="0.25pt solid #000000" style:writing-mode="lr-tb"/>
    </style:style>
    <style:style style:name="P1" style:family="paragraph" style:parent-style-name="Standard">
      <style:text-properties fo:language="fr" fo:country="FR"/>
    </style:style>
    <style:style style:name="P2" style:family="paragraph" style:parent-style-name="Standard">
      <style:text-properties fo:language="fr" fo:country="FR" fo:font-style="italic" style:font-style-asian="italic" style:font-style-complex="italic"/>
    </style:style>
    <style:style style:name="P3" style:family="paragraph" style:parent-style-name="Standard">
      <style:paragraph-properties fo:line-height="115%"/>
      <style:text-properties fo:language="fr" fo:country="FR"/>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paragraph-properties fo:text-align="justify" style:justify-single-word="false"/>
    </style:style>
    <style:style style:name="P6" style:family="paragraph" style:parent-style-name="Standard">
      <style:paragraph-properties fo:line-height="115%"/>
      <style:text-properties fo:color="#ce181e" fo:language="fr" fo:country="FR"/>
    </style:style>
    <style:style style:name="P7" style:family="paragraph" style:parent-style-name="Standard">
      <style:paragraph-properties fo:text-align="justify" style:justify-single-word="false"/>
      <style:text-properties fo:color="#ff0000" fo:language="fr" fo:country="FR"/>
    </style:style>
    <style:style style:name="P8"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9"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10" style:family="paragraph" style:parent-style-name="Standard">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11" style:family="paragraph" style:parent-style-name="Standard">
      <style:paragraph-properties fo:margin-top="0.423cm" fo:margin-bottom="0.212cm" loext:contextual-spacing="false" fo:line-height="115%"/>
    </style:style>
    <style:style style:name="P12" style:family="paragraph" style:parent-style-name="Text_20_body">
      <style:paragraph-properties fo:margin-top="0.423cm" fo:margin-bottom="0.212cm" loext:contextual-spacing="false" fo:line-height="115%"/>
      <style:text-properties fo:language="fr" fo:country="FR"/>
    </style:style>
    <style:style style:name="P13" style:family="paragraph" style:parent-style-name="Table_20_Contents">
      <style:paragraph-properties fo:line-height="115%"/>
      <style:text-properties fo:language="fr" fo:country="FR" fo:font-weight="bold" style:font-weight-asian="bold" style:font-weight-complex="bold"/>
    </style:style>
    <style:style style:name="P14" style:family="paragraph" style:parent-style-name="Table_20_Contents">
      <style:paragraph-properties fo:line-height="115%" fo:text-align="center" style:justify-single-word="false"/>
      <style:text-properties fo:language="fr" fo:country="FR" fo:font-weight="bold" style:font-weight-asian="bold"/>
    </style:style>
    <style:style style:name="P15" style:family="paragraph" style:parent-style-name="Table_20_Contents">
      <style:paragraph-properties fo:line-height="115%" fo:text-align="center" style:justify-single-word="false"/>
      <style:text-properties fo:language="fr" fo:country="FR"/>
    </style:style>
    <style:style style:name="P16" style:family="paragraph" style:parent-style-name="Table_20_Contents">
      <style:paragraph-properties fo:line-height="115%"/>
      <style:text-properties fo:color="#ff0000" fo:language="fr" fo:country="FR"/>
    </style:style>
    <style:style style:name="P17" style:family="paragraph" style:parent-style-name="Table_20_Contents">
      <style:paragraph-properties fo:line-height="115%"/>
    </style:style>
    <style:style style:name="P18" style:family="paragraph" style:parent-style-name="Standard">
      <style:paragraph-properties fo:margin-top="0.423cm" fo:margin-bottom="0cm" loext:contextual-spacing="false" fo:line-height="115%"/>
      <style:text-properties fo:language="fr" fo:country="FR"/>
    </style:style>
    <style:style style:name="P19" style:family="paragraph" style:parent-style-name="Normal_20__28_Web_29_">
      <style:paragraph-properties fo:margin-top="0cm" fo:margin-bottom="0cm" loext:contextual-spacing="false" fo:line-height="100%" fo:padding-left="0.141cm" fo:padding-right="0.141cm" fo:padding-top="0.035cm" fo:padding-bottom="0.035cm" fo:border="0.74pt solid #000000" style:shadow="none"/>
    </style:style>
    <style:style style:name="P20" style:family="paragraph" style:parent-style-name="Text_20_body">
      <style:paragraph-properties fo:text-align="justify" style:justify-single-word="false"/>
      <style:text-properties fo:color="#c9211e" fo:language="fr" fo:country="FR"/>
    </style:style>
    <style:style style:name="P21" style:family="paragraph" style:parent-style-name="Text_20_body">
      <style:text-properties fo:language="fr" fo:country="FR"/>
    </style:style>
    <style:style style:name="P22" style:family="paragraph" style:parent-style-name="Text_20_body">
      <style:text-properties fo:language="fr" fo:country="FR" fo:font-style="italic" style:font-style-asian="italic" style:font-style-complex="italic"/>
    </style:style>
    <style:style style:name="P23" style:family="paragraph" style:parent-style-name="Standard">
      <style:paragraph-properties fo:margin-top="0cm" fo:margin-bottom="0.212cm" loext:contextual-spacing="false" fo:line-height="115%" fo:text-align="justify" style:justify-single-word="false"/>
    </style:style>
    <style:style style:name="P24" style:family="paragraph" style:parent-style-name="Text_20_body">
      <style:paragraph-properties fo:margin-top="0cm" fo:margin-bottom="0.212cm" loext:contextual-spacing="false" fo:line-height="115%"/>
    </style:style>
    <style:style style:name="P25" style:family="paragraph" style:parent-style-name="Standard">
      <style:paragraph-properties fo:margin-top="0cm" fo:margin-bottom="0.423cm" loext:contextual-spacing="false"/>
      <style:text-properties fo:language="fr" fo:country="FR" fo:font-style="italic" style:font-style-asian="italic" style:font-style-complex="italic"/>
    </style:style>
    <style:style style:name="P26" style:family="paragraph" style:parent-style-name="Standard">
      <style:paragraph-properties fo:margin-left="1.249cm" fo:margin-right="0cm" fo:text-align="justify" style:justify-single-word="false" fo:text-indent="-1.249cm" style:auto-text-indent="false">
        <style:tab-stops/>
      </style:paragraph-properties>
    </style:style>
    <style:style style:name="P27" style:family="paragraph" style:parent-style-name="Text_20_body" style:list-style-name="L1">
      <style:paragraph-properties fo:margin-top="0.423cm" fo:margin-bottom="0cm" loext:contextual-spacing="false" fo:line-height="115%"/>
    </style:style>
    <style:style style:name="P28" style:family="paragraph" style:parent-style-name="Text_20_body" style:list-style-name="L3">
      <style:paragraph-properties fo:margin-top="0.423cm" fo:margin-bottom="0.212cm" loext:contextual-spacing="false" fo:line-height="115%"/>
    </style:style>
    <style:style style:name="P29" style:family="paragraph" style:parent-style-name="Standard" style:list-style-name="L2">
      <style:text-properties fo:language="fr" fo:country="FR" fo:font-style="italic" style:font-style-asian="italic" style:font-style-complex="italic"/>
    </style:style>
    <style:style style:name="P30" style:family="paragraph" style:parent-style-name="Standard" style:list-style-name="L2">
      <style:paragraph-properties fo:margin-top="0cm" fo:margin-bottom="0.423cm" loext:contextual-spacing="false"/>
      <style:text-properties fo:language="fr" fo:country="FR" fo:font-style="italic" style:font-style-asian="italic" style:font-style-complex="italic"/>
    </style:style>
    <style:style style:name="P31" style:family="paragraph" style:parent-style-name="Titre_20_2">
      <style:text-properties fo:language="fr" fo:country="FR"/>
    </style:style>
    <style:style style:name="P32" style:family="paragraph" style:parent-style-name="Titre_20_1">
      <style:text-properties fo:language="fr" fo:country="FR"/>
    </style:style>
    <style:style style:name="P33" style:family="paragraph" style:parent-style-name="Titre_20_1">
      <style:paragraph-properties fo:line-height="115%"/>
      <style:text-properties fo:language="fr" fo:country="FR"/>
    </style:style>
    <style:style style:name="P34" style:family="paragraph" style:parent-style-name="Titre_20_1">
      <style:paragraph-properties fo:margin-top="0.423cm" fo:margin-bottom="0cm" loext:contextual-spacing="false"/>
      <style:text-properties fo:language="fr" fo:country="FR"/>
    </style:style>
    <style:style style:name="P35" style:family="paragraph" style:parent-style-name="Titre_20_1">
      <style:paragraph-properties fo:break-before="page"/>
      <style:text-properties fo:language="fr" fo:country="FR"/>
    </style:style>
    <style:style style:name="P36" style:family="paragraph" style:parent-style-name="Titre_20_1">
      <style:paragraph-properties fo:line-height="115%" fo:break-before="page"/>
      <style:text-properties fo:language="fr" fo:country="FR"/>
    </style:style>
    <style:style style:name="P37"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38"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39" style:family="paragraph" style:parent-style-name="enum" style:list-style-name="L1">
      <style:paragraph-properties fo:margin-top="0.423cm" fo:margin-bottom="0cm" loext:contextual-spacing="false" fo:line-height="115%" fo:text-align="justify" style:justify-single-word="false"/>
    </style:style>
    <style:style style:name="P40"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41" style:family="paragraph" style:parent-style-name="enum" style:list-style-name="L1">
      <style:paragraph-properties fo:margin-top="0cm" fo:margin-bottom="0cm" loext:contextual-spacing="false" fo:line-height="115%" fo:text-align="justify" style:justify-single-word="false"/>
    </style:style>
    <style:style style:name="T1" style:family="text">
      <style:text-properties fo:color="#ff0000" fo:language="fr" fo:country="FR"/>
    </style:style>
    <style:style style:name="T2" style:family="text">
      <style:text-properties fo:color="#ff0000" fo:language="fr" fo:country="FR" fo:font-weight="bold" style:font-weight-asian="bold"/>
    </style:style>
    <style:style style:name="T3" style:family="text">
      <style:text-properties fo:language="fr" fo:country="FR"/>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fo:font-weight="bold" style:font-style-asian="italic" style:font-weight-asian="bold" style:font-style-complex="italic" style:font-weight-complex="bold"/>
    </style:style>
    <style:style style:name="T6" style:family="text">
      <style:text-properties fo:language="fr" fo:country="FR" fo:font-weight="bold" style:font-weight-asian="bold" style:font-weight-complex="bold"/>
    </style:style>
    <style:style style:name="T7" style:family="text">
      <style:text-properties fo:color="#ce181e" fo:language="fr" fo:country="FR"/>
    </style:style>
    <style:style style:name="T8" style:family="text">
      <style:text-properties style:font-name="DejaVu Sans Mono" style:font-name-complex="DejaVu Sans Mono"/>
    </style:style>
    <style:style style:name="T9" style:family="text">
      <style:text-properties officeooo:rsid="000a9a45"/>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INF8775 – Analyse et conception d’algorithmes</text:p>
      <text:p text:style-name="P1">TP3 – Automne 202<text:span text:style-name="T9">1</text:span></text:p>
      <text:p text:style-name="P8"/>
      <table:table table:name="Table1" table:style-name="Table1">
        <table:table-column table:style-name="Table1.A"/>
        <table:table-column table:style-name="Table1.B"/>
        <table:table-row>
          <table:table-cell table:style-name="Table1.A1" office:value-type="string">
            <text:p text:style-name="P13">Nom, prénom, matricule des membres</text:p>
          </table:table-cell>
          <table:table-cell table:style-name="Table1.B1" office:value-type="string">
            <text:p text:style-name="P16">Nom, Prénom, matricule</text:p>
            <text:p text:style-name="P16">Nom, Prénom, matricule</text:p>
          </table:table-cell>
        </table:table-row>
        <table:table-row>
          <table:table-cell table:style-name="Table1.A2" office:value-type="string">
            <text:p text:style-name="P13">Note finale / 14</text:p>
          </table:table-cell>
          <table:table-cell table:style-name="Table1.B2" office:value-type="string">
            <text:p text:style-name="P17"><text:span text:style-name="Police_20_par_20_défaut"><text:span text:style-name="T2">0</text:span></text:span></text:p>
          </table:table-cell>
        </table:table-row>
      </table:table>
      <text:h text:style-name="P34" text:outline-level="1">Informations sur la correction</text:h>
      <text:list xml:id="list2958678028" text:style-name="L1">
        <text:list-item>
          <text:p text:style-name="P38">Répondez directement dans ce document. La correction se fait à même le rapport.</text:p>
        </text:list-item>
        <text:list-item>
          <text:p text:style-name="P39"><text:span text:style-name="Police_20_par_20_défaut"><text:span text:style-name="T3">Le date limite pour rendre ce TP est le </text:span></text:span><text:span text:style-name="Police_20_par_20_défaut"><text:span text:style-name="T1">7 décembre à 23h59</text:span></text:span><text:span text:style-name="Police_20_par_20_défaut"><text:span text:style-name="T3">, vous devez faire une </text:span></text:span><text:span text:style-name="Police_20_par_20_défaut"><text:span text:style-name="T4">remise électronique sur Moodle</text:span></text:span><text:span text:style-name="Police_20_par_20_défaut"><text:span text:style-name="T3"> en suivant les instructions suivantes :</text:span></text:span></text:p>
          <text:list>
            <text:list-item>
              <text:p text:style-name="P38">Le dossier remis doit se nommer matricule1_matricule2_tp1 et doit être compressé sous format zip.</text:p>
            </text:list-item>
            <text:list-item>
              <text:p text:style-name="P38">À la racine de ce dernier, on doit retrouver :</text:p>
              <text:list>
                <text:list-item>
                  <text:p text:style-name="P40">Ce rapport au format .odt</text:p>
                </text:list-item>
                <text:list-item>
                  <text:p text:style-name="P41"><text:span text:style-name="Police_20_par_20_défaut"><text:span text:style-name="T3">Un script nommé </text:span></text:span><text:span text:style-name="Police_20_par_20_défaut"><text:span text:style-name="T4">tp.sh</text:span></text:span><text:span text:style-name="Police_20_par_20_défaut"><text:span text:style-name="T3"> servant à exécuter l’algorithme du TP. L’interface du script est décrite à la fin du rapport.</text:span></text:span></text:p>
                </text:list-item>
                <text:list-item>
                  <text:p text:style-name="P40">Le code source et l'exécutable.</text:p>
                </text:list-item>
              </text:list>
            </text:list-item>
          </text:list>
        </text:list-item>
        <text:list-item>
          <text:p text:style-name="P39"><text:span text:style-name="Police_20_par_20_défaut"><text:span text:style-name="T3">Vous avez le choix du langage de programmation utilisé. Notez que le code et l'exécutable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3"> sur un des ordinateurs de la salle.</text:span></text:span></text:p>
        </text:list-item>
        <text:list-item>
          <text:p text:style-name="P27"><text:span text:style-name="Police_20_par_20_défaut"><text:span text:style-name="T3">La commande </text:span></text:span><text:span text:style-name="Police_20_par_20_défaut"><text:span text:style-name="T4">chmod +x mon_script.sh</text:span></text:span><text:span text:style-name="Police_20_par_20_défaut"><text:span text:style-name="T3"> rendra le script </text:span></text:span><text:span text:style-name="Police_20_par_20_défaut"><text:span text:style-name="T4">mon_script.sh</text:span></text:span><text:span text:style-name="Police_20_par_20_défaut"><text:span text:style-name="T3"> exécutable. Pour l’exécuter il s’agira de faire </text:span></text:span><text:span text:style-name="Police_20_par_20_défaut"><text:span text:style-name="T4">./mon_script.sh</text:span></text:span></text:p>
        </text:list-item>
      </text:list>
      <text:p text:style-name="P20"/>
      <text:h text:style-name="P36" text:outline-level="1">Mise en situation</text:h>
      <text:p text:style-name="P5"><text:span text:style-name="Police_20_par_20_défaut"><text:span text:style-name="T3">Ce dernier travail pratique se fera dans le cadre du concours du meilleur algorithme pour la session d’automne 2021. Le travail demandé consiste à concevoir et implanter un algorithme </text:span></text:span><text:span text:style-name="Police_20_par_20_défaut"><text:span text:style-name="T7">de votre cru</text:span></text:span><text:span text:style-name="Police_20_par_20_défaut"><text:span text:style-name="T3"> pour résoudre un problème combinatoire. Le classement des équipes déterminera votre note pour la </text:span></text:span><text:span text:style-name="Police_20_par_20_défaut"><text:span text:style-name="T4">qualité de l'algorithme</text:span></text:span><text:span text:style-name="Police_20_par_20_défaut"><text:span text:style-name="T3">. Votre algorithme sera exécuté sur 3 exemplaires de notre choix pendant 3 minutes chacun.</text:span></text:span></text:p>
      <text:p text:style-name="P9">Le problème à résoudre est le suivant :</text:p>
      <text:p text:style-name="P9">Un groupe d’écolier du primaire doit être placé en rang (l’un derrière l’autre). On vous demande d’accomplir cette tâche en tenant compte de la consigne suivante : certains écoliers ne peuvent pas être placés immédiatement un derrière l’autre car ils se chamailleraient. On vous donne donc une liste des paires d’écoliers qui peuvent se succéder sans se chamailler. On souhaite également que le plus grand nombre possible d’écoliers n’aient pas leur vue obstruée par un élève plus grand situé devant eux (directement ou plus loin devant) : vous devez donc minimiser le nombre d’écoliers ayant leur vue obstruée.</text:p>
      <text:p text:style-name="P9"/>
      <text:h text:style-name="P33" text:outline-level="1">Jeu de données</text:h>
      <text:p text:style-name="P9">Un jeu de données est donné sur Moodle. Chaque fichier d’<text:span text:style-name="T9">exemplaire</text:span> est organisé comme suit :</text:p>
      <text:p text:style-name="P11"><text:span text:style-name="Police_20_par_20_défaut"><text:span text:style-name="T3">&lt;nb d’écoliers&gt;<text:line-break/>&lt;nb de paires d’écoliers qui ne se chamaillent pas&gt;<text:line-break/>&lt;taille de l’écolier 1&gt;<text:line-break/><text:tab/>.<text:line-break/><text:tab/>.<text:line-break/><text:tab/>.<text:line-break/>&lt;taille de l’écolier </text:span></text:span><text:span text:style-name="Police_20_par_20_défaut"><text:span text:style-name="T4">n</text:span></text:span><text:span text:style-name="Police_20_par_20_défaut"><text:span text:style-name="T3">&gt;<text:line-break/>&lt;écolier</text:span></text:span><text:span text:style-name="Police_20_par_20_défaut"><text:span text:style-name="T4"> a </text:span></text:span><text:span text:style-name="Police_20_par_20_défaut"><text:span text:style-name="T3">de la paire 1&gt; &lt;écolier </text:span></text:span><text:span text:style-name="Police_20_par_20_défaut"><text:span text:style-name="T4">b</text:span></text:span><text:span text:style-name="Police_20_par_20_défaut"><text:span text:style-name="T3"> de la paire 1&gt;<text:line-break/> <text:tab/>.<text:line-break/><text:tab/>.<text:line-break/><text:tab/>.<text:line-break/>&lt;écolier </text:span></text:span><text:span text:style-name="Police_20_par_20_défaut"><text:span text:style-name="T4">a</text:span></text:span><text:span text:style-name="Police_20_par_20_défaut"><text:span text:style-name="T3"> de la paire </text:span></text:span><text:span text:style-name="Police_20_par_20_défaut"><text:span text:style-name="T4">m</text:span></text:span><text:span text:style-name="Police_20_par_20_défaut"><text:span text:style-name="T3">&gt; &lt;écolier </text:span></text:span><text:span text:style-name="Police_20_par_20_défaut"><text:span text:style-name="T4">b</text:span></text:span><text:span text:style-name="Police_20_par_20_défaut"><text:span text:style-name="T3"> de la paire </text:span></text:span><text:span text:style-name="Police_20_par_20_défaut"><text:span text:style-name="T4">m</text:span></text:span><text:span text:style-name="Police_20_par_20_défaut"><text:span text:style-name="T3">&gt;</text:span></text:span></text:p>
      <text:h text:style-name="P35" text:outline-level="1">Q1 – Description de votre algorithme</text:h>
      <text:p text:style-name="P23"><text:span text:style-name="Police_20_par_20_défaut"><text:span text:style-name="T4">Décrivez en quelques phrases votre algorithme.</text:span></text:span></text:p>
      <table:table table:name="Table2" table:style-name="Table2">
        <table:table-column table:style-name="Table2.A"/>
        <table:table-column table:style-name="Table2.B"/>
        <table:table-row>
          <table:table-cell table:style-name="Table2.A1" office:value-type="string">
            <text:p text:style-name="P14">0</text:p>
          </table:table-cell>
          <table:table-cell table:style-name="Table2.B1" office:value-type="string">
            <text:p text:style-name="P15"><text:s/>/ 1 pt</text:p>
          </table:table-cell>
        </table:table-row>
      </table:table>
      <text:p text:style-name="P10"/>
      <text:p text:style-name="P10"/>
      <text:h text:style-name="P32" text:outline-level="1">Q2 – Présentation de votre algorithme</text:h>
      <text:p text:style-name="P24"><text:span text:style-name="Police_20_par_20_défaut"><text:span text:style-name="T4">Sous forme de pseudo-code et incluant une analyse de complexité théorique des principales fonctions. Si vous préférez écrire vos équations en Latex, vous pouvez ajouter un pdf à la remise avec la réponse à cette question et le mentionner ici. Pas besoin de faire une analyse empirique de la complexité.</text:span></text:span></text:p>
      <table:table table:name="Table3" table:style-name="Table3">
        <table:table-column table:style-name="Table3.A"/>
        <table:table-column table:style-name="Table3.B"/>
        <table:table-row>
          <table:table-cell table:style-name="Table3.A1" office:value-type="string">
            <text:p text:style-name="P14">0</text:p>
          </table:table-cell>
          <table:table-cell table:style-name="Table3.B1" office:value-type="string">
            <text:p text:style-name="P15"><text:s/>/ 3 pt</text:p>
          </table:table-cell>
        </table:table-row>
      </table:table>
      <text:p text:style-name="P12"/>
      <text:p text:style-name="P12"/>
      <text:h text:style-name="P32" text:outline-level="1">Q3 – Justification de l’originalité de vote algorithme</text:h>
      <text:p text:style-name="P2">La conception de votre algorithme sera jugée avec les critères suivants :</text:p>
      <text:list xml:id="list2911198624" text:style-name="L2">
        <text:list-item>
          <text:p text:style-name="P29">Lien avec le contenu du cours</text:p>
        </text:list-item>
        <text:list-item>
          <text:p text:style-name="P29">Originalité</text:p>
        </text:list-item>
        <text:list-item>
          <text:p text:style-name="P30">Initiative</text:p>
        </text:list-item>
      </text:list>
      <table:table table:name="Table4" table:style-name="Table4">
        <table:table-column table:style-name="Table4.A"/>
        <table:table-column table:style-name="Table4.B"/>
        <table:table-row>
          <table:table-cell table:style-name="Table4.A1" office:value-type="string">
            <text:p text:style-name="P14">0</text:p>
          </table:table-cell>
          <table:table-cell table:style-name="Table4.B1" office:value-type="string">
            <text:p text:style-name="P15"><text:s/>/ 3 pt</text:p>
          </table:table-cell>
        </table:table-row>
      </table:table>
      <text:p text:style-name="P12"/>
      <text:p text:style-name="P12"/>
      <text:h text:style-name="P32" text:outline-level="1">Q4 – Votre algorithme est-il assuré de trouver la solution optimale ?</text:h>
      <text:p text:style-name="P25">Répondez simplement “oui” ou “non”. Aucune justification requise.</text:p>
      <table:table table:name="Table5" table:style-name="Table5">
        <table:table-column table:style-name="Table5.A"/>
        <table:table-column table:style-name="Table5.B"/>
        <table:table-row>
          <table:table-cell table:style-name="Table5.A1" office:value-type="string">
            <text:p text:style-name="P14">0</text:p>
          </table:table-cell>
          <table:table-cell table:style-name="Table5.B1" office:value-type="string">
            <text:p text:style-name="P15"><text:s/>/ 1 pt</text:p>
          </table:table-cell>
        </table:table-row>
      </table:table>
      <text:p text:style-name="P12"/>
      <text:h text:style-name="P36" text:outline-level="1">Autres critères de correction</text:h>
      <text:h text:style-name="P31" text:outline-level="2">Respect de l’interface tp.sh</text:h>
      <table:table table:name="Table6" table:style-name="Table6">
        <table:table-column table:style-name="Table6.A"/>
        <table:table-column table:style-name="Table6.B"/>
        <table:table-row>
          <table:table-cell table:style-name="Table6.A1" office:value-type="string">
            <text:p text:style-name="P15">0</text:p>
          </table:table-cell>
          <table:table-cell table:style-name="Table6.B1" office:value-type="string">
            <text:p text:style-name="P15"><text:s/>/ 1 pt</text:p>
          </table:table-cell>
        </table:table-row>
      </table:table>
      <text:p text:style-name="P18">Utilisation :</text:p>
      <text:p text:style-name="P3"><text:tab/>tp.sh -e [chemin_vers_exemplaire] [-p]</text:p>
      <text:p text:style-name="P6"/>
      <text:p text:style-name="P4">Lorsque le script est exécuté sans le paramètre -p, le programme affiche uniquement le nombre d’élèves dont la vue est obstruée sur une nouvelle ligne, à chaque fois qu’une meilleure solution est trouvée. Votre programme est sensé s’exécuter tant et aussi longtemps qu’il n’est pas manuellement interrompu.</text:p>
      <text:p text:style-name="P4"/>
      <text:p text:style-name="P5"><text:span text:style-name="Police_20_par_20_défaut"><text:span text:style-name="T6">Argument optionnel</text:span></text:span><text:span text:style-name="Police_20_par_20_défaut"><text:span text:style-name="T3"> :</text:span></text:span></text:p>
      <text:p text:style-name="P4"/>
      <text:p text:style-name="P26"><text:span text:style-name="Police_20_par_20_défaut"><text:span text:style-name="T3">-p<text:tab/>Chaque fois qu’une meilleure solution est trouvée, le programme affiche cette nouvelle solution (</text:span></text:span><text:span text:style-name="Police_20_par_20_défaut"><text:span text:style-name="T6">au lieu</text:span></text:span><text:span text:style-name="Police_20_par_20_défaut"><text:span text:style-name="T3"> d’afficher le nombre de circonscriptions qui votent pour le parti vert). Le format de cette solution est décrit ci-dessous</text:span></text:span></text:p>
      <text:p text:style-name="P4"/>
      <text:p text:style-name="P5"><text:span text:style-name="Police_20_par_20_défaut"><text:span text:style-name="T6">Important</text:span></text:span><text:span text:style-name="Police_20_par_20_défaut"><text:span text:style-name="T3"> : l’option -e doit accepter des fichiers avec des chemins absolus.</text:span></text:span></text:p>
      <text:p text:style-name="P4"/>
      <text:p text:style-name="P5"><text:span text:style-name="Police_20_par_20_défaut"><text:span text:style-name="T6">Format de la solution</text:span></text:span><text:span text:style-name="Police_20_par_20_défaut"><text:span text:style-name="T3"> : Pour une même solution, il faut afficher tous les élèves sur une même ligne, un à la suite de l’autre, séparés par un espace. Leur ordre dans la ligne correspond à l’ordre dans lequel ils sont installés en classe. Pour afficher une nouvelle solution il faut passer à la ligne suivante.<text:line-break/>L’exemple ci-dessous présente deux solutions pour un exemplaire avec 5 élèves. Dans la deuxième solution on voit que l’élève au premier rang est le numéro 2, celui au deuxième rang est le numéro 5, etc…</text:span></text:span></text:p>
      <text:p text:style-name="P19"><text:span text:style-name="Police_20_par_20_défaut"><text:span text:style-name="T8">5 1 2 3 4</text:span></text:span><text:line-break/><text:span text:style-name="Police_20_par_20_défaut"><text:span text:style-name="T8">2 5 3 1 4</text:span></text:span></text:p>
      <text:p text:style-name="P4"/>
      <text:p text:style-name="P5"><text:span text:style-name="Police_20_par_20_défaut"><text:span text:style-name="T6">Toute les solutions trouvées doivent respecter les contraintes, mais celle prise en compte pour l’évaluation du score est la dernière à être affichée. </text:span></text:span><text:span text:style-name="Police_20_par_20_défaut"><text:span text:style-name="T3">Ainsi, si parmi toutes les solutions affichées au moins une ne respecte pas les contraintes, vous n’aurez pas les points pour l’exemplaire testé. Mais si toute vos solutions sont valides, seulement le score de la dernière sera pris en compte.</text:span></text:span></text:p>
      <text:p text:style-name="P4"/>
      <text:p text:style-name="P5"><text:span text:style-name="Police_20_par_20_défaut"><text:span text:style-name="T3"><text:s/>Il est d’une grande importance de respecter le format de sortie, puisque l’évaluation de la qualité de votre algorithme passera d’abord par le test de l’intégrité de la solution. Ce dernier échouera si votre format de sortie n’est pas respecté et votre programme serait considéré non fiable ce qui entraîne une note de 0 sur 4 pour la qualité de l’algorithme. Un script </text:span></text:span><text:span text:style-name="Police_20_par_20_défaut"><text:span text:style-name="T4">check_sol.py</text:span></text:span><text:span text:style-name="Police_20_par_20_défaut"><text:span text:style-name="T3"> vous est fourni avec le sujet. C’est ce script qui sera utilisé pour lire ce que retournera vos programmes. Donc utilisez-le pour vérifier que votre sortie est bien au bon format.</text:span></text:span></text:p>
      <text:p text:style-name="P4"/>
      <text:p text:style-name="P4">Lors de l’évaluation, votre programme sera exécuté sur 3 exemplaires de notre choix. Nous utiliserons alors les ordinateurs du laboratoire L-4714 pour tester vos algorithmes. Nous considérerons la dernière solution affichée après 3 minutes de calcul. Dès qu’une solution (sous-optimale) a été trouvée, affichez-<text:soft-page-break/>la à la sortie standard dans le format décrit plus haut ; votre programme sera interrompu une fois la limite de temps atteinte.</text:p>
      <text:p text:style-name="P7"/>
      <text:h text:style-name="P31" text:outline-level="2">Qualité de l’algorithme</text:h>
      <text:p text:style-name="P22">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_20_body"><text:span text:style-name="Police_20_par_20_défaut"><text:span text:style-name="T4">Un bonus de 1 point est donné si vous trouvez une solution </text:span></text:span><text:span text:style-name="Police_20_par_20_défaut"><text:span text:style-name="T5">valide</text:span></text:span><text:span text:style-name="Police_20_par_20_défaut"><text:span text:style-name="T4"> dans le temps imparti.</text:span></text:span></text:p>
      <text:p text:style-name="P22">Cela signifie que si vous avez une solution valide mais un algorithme peu performant vous aurez quand même 1.75/4.</text:p>
      <table:table table:name="Table7" table:style-name="Table7">
        <table:table-column table:style-name="Table7.A"/>
        <table:table-column table:style-name="Table7.B"/>
        <table:table-row>
          <table:table-cell table:style-name="Table7.A1" office:value-type="string">
            <text:p text:style-name="P15">0</text:p>
          </table:table-cell>
          <table:table-cell table:style-name="Table7.B1" office:value-type="string">
            <text:p text:style-name="P15"><text:s/>/ 4 pt</text:p>
          </table:table-cell>
        </table:table-row>
      </table:table>
      <text:p text:style-name="P21"/>
      <text:h text:style-name="P31" text:outline-level="2">Qualité du code et présentation générale</text:h>
      <table:table table:name="Table8" table:style-name="Table8">
        <table:table-column table:style-name="Table8.A"/>
        <table:table-column table:style-name="Table8.B"/>
        <table:table-row>
          <table:table-cell table:style-name="Table8.A1" office:value-type="string">
            <text:p text:style-name="P15">0</text:p>
          </table:table-cell>
          <table:table-cell table:style-name="Table8.B1" office:value-type="string">
            <text:p text:style-name="P15"><text:s/>/ 1 pt</text:p>
          </table:table-cell>
        </table:table-row>
      </table:table>
      <text:h text:style-name="P31" text:outline-level="2"/>
      <text:h text:style-name="P31" text:outline-level="2">Pénalités</text:h>
      <table:table table:name="Table9" table:style-name="Table9">
        <table:table-column table:style-name="Table9.A"/>
        <table:table-row>
          <table:table-cell table:style-name="Table9.A1" office:value-type="string">
            <text:p text:style-name="P15">0</text:p>
          </table:table-cell>
        </table:table-row>
      </table:table>
      <text:list xml:id="list268579332" text:style-name="L3">
        <text:list-item>
          <text:p text:style-name="P28"><text:span text:style-name="Police_20_par_20_défaut"><text:span text:style-name="T3">Retard : -1 pt / journée de retard, arrondi vers le haut. Les TPs ne sont plus acceptés après 3 jour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text-align="start" style:justify-single-word="false" fo:hyphenation-ladder-count="no-limit"/>
      <style:text-properties fo:font-size="22pt" style:font-size-asian="22pt" style:font-size-complex="22pt" fo:hyphenate="false"/>
    </style:style>
    <style:style style:name="Titre_20_2" style:display-name="Titre 2" style:family="paragraph" style:parent-style-name="Heading" style:next-style-name="Text_20_body" style:default-outline-level="2">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Titre_20_3" style:display-name="Titre 3" style:family="paragraph" style:parent-style-name="Heading" style:next-style-name="Text_20_body" style:default-outline-level="3">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ous-titre" style:family="paragraph" style:parent-style-name="Heading" style:next-style-name="Text_20_body">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Normal_20__28_Web_29_" style:display-name="Normal (Web)" style:family="paragraph" style:parent-style-name="Normal">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fo:language="fr" fo:country="FR"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meta:initial-creator>Auguste Burlats</meta:initial-creator>
    <meta:creation-date>2020-01-18T22:59:00Z</meta:creation-date>
    <dc:date>2021-11-15T15:42:27.201698121</dc:date>
    <meta:editing-cycles>2</meta:editing-cycles>
    <meta:editing-duration>PT9M42S</meta:editing-duration>
    <meta:document-statistic meta:table-count="9" meta:image-count="0" meta:object-count="0" meta:page-count="5" meta:paragraph-count="70" meta:word-count="1164" meta:character-count="6921" meta:non-whitespace-character-count="5818"/>
    <meta:template xlink:type="simple" xlink:actuate="onRequest" xlink:title="" xlink:href="Normal"/>
  </office:meta>
</office:document-meta>
</file>